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991cm" table:align="left" style:may-break-between-rows="false"/>
    </style:style>
    <style:style style:name="Table1.A" style:family="table-column">
      <style:table-column-properties style:column-width="2.688cm"/>
    </style:style>
    <style:style style:name="Table1.B" style:family="table-column">
      <style:table-column-properties style:column-width="3.027cm"/>
    </style:style>
    <style:style style:name="Table1.C" style:family="table-column">
      <style:table-column-properties style:column-width="4.2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991cm" table:align="left" style:may-break-between-rows="false"/>
    </style:style>
    <style:style style:name="Table2.A" style:family="table-column">
      <style:table-column-properties style:column-width="2.688cm"/>
    </style:style>
    <style:style style:name="Table2.B" style:family="table-column">
      <style:table-column-properties style:column-width="3.027cm"/>
    </style:style>
    <style:style style:name="Table2.C" style:family="table-column">
      <style:table-column-properties style:column-width="4.27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991cm" table:align="left" style:may-break-between-rows="false"/>
    </style:style>
    <style:style style:name="Table3.A" style:family="table-column">
      <style:table-column-properties style:column-width="2.688cm"/>
    </style:style>
    <style:style style:name="Table3.B" style:family="table-column">
      <style:table-column-properties style:column-width="3.027cm"/>
    </style:style>
    <style:style style:name="Table3.C" style:family="table-column">
      <style:table-column-properties style:column-width="4.27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font-name="Times New Roman" officeooo:paragraph-rsid="001ad27d" style:font-name-complex="Times New Roman1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style:font-name="Liberation Serif" fo:font-size="13pt" officeooo:paragraph-rsid="001ad27d" style:font-size-asian="13pt" style:font-name-complex="Times New Roman1" style:font-size-complex="13p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paragraph-rsid="001ad27d" style:font-size-asian="13pt" style:font-size-complex="13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officeooo:rsid="003239c8" officeooo:paragraph-rsid="003175db" style:font-size-asian="13pt" style:font-size-complex="13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3pt" fo:font-weight="bold" officeooo:paragraph-rsid="001ad27d" style:font-size-asian="13pt" style:font-weight-asian="bold" style:font-name-complex="Times New Roman1" style:font-size-complex="13pt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284e74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4pt" fo:font-weight="bold" officeooo:paragraph-rsid="001ad27d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1ad27d" style:font-name-complex="Times New Roman1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2a2c14" style:font-name-complex="Times New Roman1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2478e3" style:font-name-complex="Times New Roman1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284e74" style:font-name-complex="Times New Roman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2a2c14" style:font-name-complex="Times New Roman1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f2337" officeooo:paragraph-rsid="002f2337" style:font-name-complex="Times New Roman1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officeooo:rsid="0032e70b" officeooo:paragraph-rsid="0032e70b" style:font-name-complex="Times New Roman1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Liberation Serif" officeooo:paragraph-rsid="001ad27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fo:font-size="13pt" officeooo:paragraph-rsid="001ad27d" style:font-size-asian="13pt" style:font-name-complex="Times New Roman1" style:font-size-complex="13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fo:font-size="14pt" fo:font-weight="bold" officeooo:paragraph-rsid="001ad27d" style:font-size-asian="14pt" style:font-weight-asian="bold" style:font-name-complex="Times New Roman1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font-size="14pt" fo:font-weight="bold" officeooo:rsid="0032e70b" officeooo:paragraph-rsid="0032e70b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officeooo:paragraph-rsid="001ad27d" style:font-name-complex="Times New Roman1"/>
    </style:style>
    <style:style style:name="P20" style:family="paragraph" style:parent-style-name="Standard">
      <loext:graphic-properties draw:fill="none"/>
      <style:paragraph-properties fo:margin-left="0cm" fo:margin-right="0cm" fo:text-indent="1.27cm" style:auto-text-indent="false" fo:background-color="transparent"/>
      <style:text-properties style:font-name="Liberation Serif" fo:font-size="13pt" officeooo:paragraph-rsid="001ad27d" style:font-size-asian="13pt" style:font-size-complex="13pt"/>
    </style:style>
    <style:style style:name="P21" style:family="paragraph" style:parent-style-name="Standard">
      <loext:graphic-properties draw:fill="none"/>
      <style:paragraph-properties fo:margin-left="0cm" fo:margin-right="0cm" fo:text-indent="1.27cm" style:auto-text-indent="false" fo:background-color="transparent"/>
      <style:text-properties fo:color="#24292e" style:font-name="Liberation Serif" fo:font-size="13pt" officeooo:paragraph-rsid="001ad27d" fo:background-color="#ffffff" style:font-size-asian="13pt" style:font-name-complex="Times New Roman1" style:font-size-complex="13pt"/>
    </style:style>
    <style:style style:name="P22" style:family="paragraph" style:parent-style-name="Standard">
      <loext:graphic-properties draw:fill="none"/>
      <style:paragraph-properties fo:margin-left="0cm" fo:margin-right="0cm" fo:text-indent="1.27cm" style:auto-text-indent="false" fo:background-color="transparent"/>
      <style:text-properties fo:color="#24292e" style:font-name="Liberation Serif" fo:font-size="13pt" fo:language="en" fo:country="US" officeooo:rsid="001de421" officeooo:paragraph-rsid="001de421" fo:background-color="#ffffff" style:font-size-asian="13pt" style:font-name-complex="Times New Roman1" style:font-size-complex="13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indent="1.27cm" style:auto-text-indent="false" style:page-number="auto" fo:background-color="transparent"/>
      <style:text-properties style:font-name="Liberation Serif" fo:font-size="13pt" officeooo:paragraph-rsid="001ad27d" style:font-size-asian="13pt" style:font-size-complex="13pt"/>
    </style:style>
    <style:style style:name="P24" style:family="paragraph" style:parent-style-name="Text_20_body">
      <style:paragraph-properties fo:line-height="100%"/>
    </style:style>
    <style:style style:name="P25" style:family="paragraph" style:parent-style-name="Text_20_body">
      <style:paragraph-properties fo:line-height="100%" fo:text-align="center" style:justify-single-word="false"/>
    </style:style>
    <style:style style:name="P26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27" style:family="paragraph" style:parent-style-name="Text_20_body">
      <style:paragraph-properties fo:line-height="100%" fo:text-align="center" style:justify-single-word="false"/>
      <style:text-properties fo:font-size="18pt" style:font-size-asian="18pt" style:font-size-complex="18pt"/>
    </style:style>
    <style:style style:name="P28" style:family="paragraph" style:parent-style-name="Table_20_Heading">
      <style:text-properties style:font-name="Liberation Serif" officeooo:rsid="001f2be1" officeooo:paragraph-rsid="001f2be1"/>
    </style:style>
    <style:style style:name="P29" style:family="paragraph" style:parent-style-name="Table_20_Heading">
      <style:text-properties style:font-name="Liberation Serif" officeooo:rsid="001f2be1" officeooo:paragraph-rsid="00284e74"/>
    </style:style>
    <style:style style:name="P30" style:family="paragraph" style:parent-style-name="Table_20_Heading">
      <style:text-properties style:font-name="Liberation Serif" officeooo:rsid="001f2be1" officeooo:paragraph-rsid="002a2c14"/>
    </style:style>
    <style:style style:name="P31" style:family="paragraph" style:parent-style-name="Table_20_Heading">
      <style:text-properties style:font-name="Liberation Serif" officeooo:rsid="00207934" officeooo:paragraph-rsid="00207934"/>
    </style:style>
    <style:style style:name="P32" style:family="paragraph" style:parent-style-name="Table_20_Heading">
      <style:text-properties style:font-name="Liberation Serif" officeooo:rsid="00207934" officeooo:paragraph-rsid="00284e74"/>
    </style:style>
    <style:style style:name="P33" style:family="paragraph" style:parent-style-name="Table_20_Heading">
      <style:text-properties style:font-name="Liberation Serif" officeooo:rsid="00207934" officeooo:paragraph-rsid="002a2c14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officeooo:rsid="001f2be1" officeooo:paragraph-rsid="002a2c14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officeooo:rsid="002672fd" officeooo:paragraph-rsid="002672f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273794" officeooo:paragraph-rsid="00273794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officeooo:rsid="00273794" officeooo:paragraph-rsid="002a2c14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officeooo:rsid="002a2c14" officeooo:paragraph-rsid="002a2c14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officeooo:rsid="002d9184" officeooo:paragraph-rsid="002d9184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officeooo:rsid="0032e70b" officeooo:paragraph-rsid="0032e70b" style:font-name-complex="Times New Roman1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3805ea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1ad27d" style:font-name-complex="Times New Roman1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478e3" officeooo:paragraph-rsid="001ad27d" style:font-name-complex="Times New Roman1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rsid="002f2337" officeooo:paragraph-rsid="002f2337" style:font-name-complex="Times New Roman1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284e74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Liberation Serif" officeooo:paragraph-rsid="003805ea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officeooo:paragraph-rsid="001ad27d" style:font-name-complex="Times New Roman1"/>
    </style:style>
    <style:style style:name="P48" style:family="paragraph" style:parent-style-name="Standard">
      <loext:graphic-properties draw:fill="none"/>
      <style:paragraph-properties fo:margin-left="0cm" fo:margin-right="0cm" fo:text-indent="1.27cm" style:auto-text-indent="false" fo:background-color="transparent"/>
      <style:text-properties fo:color="#24292e" style:font-name="Liberation Serif" fo:font-size="13pt" officeooo:rsid="0038ea77" officeooo:paragraph-rsid="0038ea77" fo:background-color="#ffffff" style:font-size-asian="13pt" style:font-name-complex="Times New Roman1" style:font-size-complex="13pt"/>
    </style:style>
    <style:style style:name="P49" style:family="paragraph" style:parent-style-name="Standard">
      <loext:graphic-properties draw:fill="none"/>
      <style:paragraph-properties fo:margin-left="0cm" fo:margin-right="0cm" fo:text-indent="1.27cm" style:auto-text-indent="false" fo:background-color="transparent"/>
      <style:text-properties style:font-name="Liberation Serif" fo:font-size="13pt" officeooo:rsid="001cb5c7" officeooo:paragraph-rsid="0038ea77" style:font-size-asian="13pt" style:font-size-complex="13pt"/>
    </style:style>
    <style:style style:name="P50" style:family="paragraph" style:parent-style-name="Text_20_body" style:master-page-name="Standard">
      <style:paragraph-properties fo:line-height="100%" fo:text-align="center" style:justify-single-word="false" style:page-number="auto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officeooo:rsid="003805ea" officeooo:paragraph-rsid="003805ea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officeooo:rsid="0038ea77" officeooo:paragraph-rsid="0038ea77"/>
    </style:style>
    <style:style style:name="T1" style:family="text">
      <style:text-properties fo:language="ru" fo:country="RU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ad27d" style:font-size-asian="14pt" style:font-size-complex="14pt"/>
    </style:style>
    <style:style style:name="T4" style:family="text">
      <style:text-properties fo:font-size="14pt" officeooo:rsid="003805ea" style:font-size-asian="14pt" style:font-size-complex="14pt"/>
    </style:style>
    <style:style style:name="T5" style:family="text">
      <style:text-properties fo:color="#24292e" fo:background-color="#ffffff" loext:char-shading-value="0" style:font-name-complex="Times New Roman1"/>
    </style:style>
    <style:style style:name="T6" style:family="text">
      <style:text-properties fo:color="#24292e" officeooo:rsid="001de421" fo:background-color="#ffffff" loext:char-shading-value="0" style:font-name-complex="Times New Roman1"/>
    </style:style>
    <style:style style:name="T7" style:family="text">
      <style:text-properties fo:color="#24292e" officeooo:rsid="0038ea77" fo:background-color="#ffffff" loext:char-shading-value="0" style:font-name-complex="Times New Roman1"/>
    </style:style>
    <style:style style:name="T8" style:family="text">
      <style:text-properties fo:color="#24292e" fo:language="en" fo:country="US" fo:background-color="#ffffff" loext:char-shading-value="0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1ad27d" style:font-name-complex="Times New Roman1"/>
    </style:style>
    <style:style style:name="T11" style:family="text">
      <style:text-properties officeooo:rsid="002672fd" style:font-name-complex="Times New Roman1"/>
    </style:style>
    <style:style style:name="T12" style:family="text">
      <style:text-properties officeooo:rsid="002a8fec" style:font-name-complex="Times New Roman1"/>
    </style:style>
    <style:style style:name="T13" style:family="text">
      <style:text-properties officeooo:rsid="002478e3" style:font-name-complex="Times New Roman1"/>
    </style:style>
    <style:style style:name="T14" style:family="text">
      <style:text-properties officeooo:rsid="003805ea" style:font-name-complex="Times New Roman1"/>
    </style:style>
    <style:style style:name="T15" style:family="text">
      <style:text-properties officeooo:rsid="0038ea77" style:font-name-complex="Times New Roman1"/>
    </style:style>
    <style:style style:name="T16" style:family="text">
      <style:text-properties fo:language="en" fo:country="US" style:font-name-complex="Times New Roman1"/>
    </style:style>
    <style:style style:name="T17" style:family="text">
      <style:text-properties fo:language="en" fo:country="US" officeooo:rsid="001ad27d" style:font-name-complex="Times New Roman1"/>
    </style:style>
    <style:style style:name="T18" style:family="text">
      <style:text-properties fo:language="en" fo:country="US" officeooo:rsid="003805ea" style:font-name-complex="Times New Roman1"/>
    </style:style>
    <style:style style:name="T19" style:family="text">
      <style:text-properties fo:language="en" fo:country="US" officeooo:rsid="0038ea77" style:font-name-complex="Times New Roman1"/>
    </style:style>
    <style:style style:name="T20" style:family="text">
      <style:text-properties fo:language="en" fo:country="US" fo:font-weight="bold" style:font-weight-asian="bold" style:font-name-complex="Times New Roman1" style:font-weight-complex="bold"/>
    </style:style>
    <style:style style:name="T21" style:family="text">
      <style:text-properties fo:language="en" fo:country="US" fo:font-weight="bold" officeooo:rsid="001ad27d" style:font-weight-asian="bold" style:font-name-complex="Times New Roman1" style:font-weight-complex="bold"/>
    </style:style>
    <style:style style:name="T22" style:family="text">
      <style:text-properties fo:font-weight="bold" style:font-weight-asian="bold" style:font-name-complex="Times New Roman1" style:font-weight-complex="bold"/>
    </style:style>
    <style:style style:name="T23" style:family="text">
      <style:text-properties officeooo:rsid="003805ea"/>
    </style:style>
    <style:style style:name="T24" style:family="text">
      <style:text-properties officeooo:rsid="0038ea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Московский Авиационный Институт</text:p>
      <text:p text:style-name="P25">(национальный исследовательский университет)</text:p>
      <text:p text:style-name="P25">Факультет информационных технологий и прикладной математики</text:p>
      <text:p text:style-name="P25">Кафедра «Вычислительной математики и программирования»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Параллельная обработка данных</text:p>
      <text:p text:style-name="P27">Лабораторная №1</text:p>
      <text:p text:style-name="P27"><text:span text:style-name="T1">«Простейшие возможности библиотеки </text:span>MPI<text:span text:style-name="T1">»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 text:c="79"/><text:tab/><text:tab/><text:span text:style-name="T2">Студент: </text:span><text:span text:style-name="T4">Забарин</text:span><text:span text:style-name="T2"> </text:span><text:span text:style-name="T4">Н</text:span><text:span text:style-name="T3">.И</text:span><text:span text:style-name="T2">. </text:span></text:p>
      <text:p text:style-name="P26"><text:s text:c="79"/><text:tab/>Группа: 8О-208М </text:p>
      <text:p text:style-name="P26"><text:s text:c="78"/><text:tab/>Преподаватель: Лацис А.О.</text:p>
      <text:p text:style-name="P24"/>
      <text:p text:style-name="P24"/>
      <text:p text:style-name="P24"/>
      <text:p text:style-name="P24"/>
      <text:p text:style-name="P24"/>
      <text:p text:style-name="P24"/>
      <text:p text:style-name="P25">Москва, 2019</text:p>
      <text:p text:style-name="P17"><text:soft-page-break/>Задание</text:p>
      <text:p text:style-name="P5"/>
      <text:p text:style-name="P16"><text:tab/>Реализовать параллельное решение сеточного аналога задачи Дирихле для уравнения Пуассона в прямоугольной (параллелепипедной) <text:s/>области.<text:line-break/></text:p>
      <text:p text:style-name="P3"><text:span text:style-name="T22">Размерность:</text:span><text:span text:style-name="T9"> </text:span><text:span text:style-name="T14">двухмерная</text:span><text:span text:style-name="T9"> задача</text:span></text:p>
      <text:p text:style-name="P3"><text:span text:style-name="T22">Итерационный метод:</text:span><text:span text:style-name="T9"> метод </text:span><text:span text:style-name="T10">Якоби</text:span></text:p>
      <text:p text:style-name="P3"><text:span text:style-name="T22">Методы </text:span><text:span text:style-name="T20">MPI</text:span><text:span text:style-name="T22">:</text:span><text:span text:style-name="T9"> </text:span><text:span text:style-name="T14">B</text:span><text:span text:style-name="T16">send</text:span></text:p>
      <text:p text:style-name="P4"><text:span text:style-name="T21">Запись в файл:</text:span><text:span text:style-name="T17"> синхро</text:span><text:span text:style-name="T18">сообщения</text:span></text:p>
      <text:p text:style-name="P2"/>
      <text:p text:style-name="P17">Описание алгоритма</text:p>
      <text:p text:style-name="P5"/>
      <text:p text:style-name="P23"><text:span text:style-name="T9">Вводим в области сетку размером </text:span><text:span text:style-name="T16">NxM</text:span><text:span text:style-name="T9">. Разделим сетку на группы </text:span><text:span text:style-name="T15">строк</text:span><text:span text:style-name="T10"> </text:span><text:span text:style-name="T9"><text:s/>поровну так, чтобы каждому процессу досталось (</text:span><text:span text:style-name="T19">N</text:span><text:span text:style-name="T9"> – 2) / </text:span><text:span text:style-name="T16">nodes</text:span><text:span text:style-name="T9"> </text:span><text:span text:style-name="T10">слоев</text:span><text:span text:style-name="T9">. </text:span><text:span text:style-name="T15">Не нарушая логики вставим ограничение на то что бы все доли были равны.</text:span></text:p>
      <text:p text:style-name="P21"/>
      <text:p text:style-name="P48">Хранить сетку будем в двух буферах памяти.</text:p>
      <text:p text:style-name="P49"><text:span text:style-name="T5">В начале каждой итерации </text:span><text:span text:style-name="T6">процесс </text:span><text:span text:style-name="T7">проводит вычисления, затем с помощью MPI_Bsend асинхронно отправляет первую и последнюю строки в соседние процессы, затем считывает крайние строки от соседей с помощью MPI_Recv. Затем указатели меняются местами.</text:span></text:p>
      <text:p text:style-name="P20"><text:span text:style-name="T5">При достижении необходимого количества итераций, </text:span><text:span text:style-name="T7">первый процесс выводит свои строки в файл и посылает сообщение следующему процессу команду о начале вывода, другие процессы ждут команды на старт, выводят, затем передают эстафету.</text:span></text:p>
      <text:p text:style-name="P1"/>
      <text:p text:style-name="P1"/>
      <text:p text:style-name="P18">Исходный код</text:p>
      <text:p text:style-name="P19"/>
      <text:p text:style-name="P14"><text:a xlink:type="simple" xlink:href="https://github.com/21zaber/mai-mag/blob/master/mpi/lab01.cpp" text:style-name="Internet_20_link" text:visited-style-name="Visited_20_Internet_20_Link">https://github.com/21zaber/mai-mag/blob/master/mpi/lab01.cpp</text:a></text:p>
      <text:p text:style-name="P14"/>
      <text:p text:style-name="P47"/>
      <text:p text:style-name="P17">Результаты</text:p>
      <text:p text:style-name="P7"/>
      <text:p text:style-name="P15"><text:span text:style-name="T9"><text:tab/>Ниже приведены таблицы и графики для времени работы программы и коэффициента распараллеливания. </text:span></text:p>
      <text:p text:style-name="P43"/>
      <text:p text:style-name="P41"><text:span text:style-name="T9">Время работы </text:span><text:span text:style-name="T11">для </text:span><text:span text:style-name="T14">матрицы</text:span><text:span text:style-name="T11"> </text:span><text:span text:style-name="T14">4098</text:span><text:span text:style-name="T11">x</text:span><text:span text:style-name="T14">4098</text:span><text:span text:style-name="T11">, 1000 итераций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Количество процессов</text:p>
            </table:table-cell>
            <table:table-cell table:style-name="Table1.A1" office:value-type="string">
              <text:p text:style-name="P28">Время работы, c</text:p>
            </table:table-cell>
            <table:table-cell table:style-name="Table1.C1" office:value-type="string">
              <text:p text:style-name="P31">Коэффициент распараллеливания</text:p>
            </table:table-cell>
          </table:table-row>
        </table:table-header-rows>
        <table:table-row>
          <table:table-cell table:style-name="Table1.A2" office:value-type="string">
            <text:p text:style-name="P51">4</text:p>
          </table:table-cell>
          <table:table-cell table:style-name="Table1.A2" office:value-type="string">
            <text:p text:style-name="P35">5<text:span text:style-name="T23">5</text:span></text:p>
          </table:table-cell>
          <table:table-cell table:style-name="Table1.C2" office:value-type="string">
            <text:p text:style-name="P36">1.0</text:p>
          </table:table-cell>
        </table:table-row>
        <table:table-row>
          <table:table-cell table:style-name="Table1.A2" office:value-type="string">
            <text:p text:style-name="P51">8</text:p>
          </table:table-cell>
          <table:table-cell table:style-name="Table1.A2" office:value-type="string">
            <text:p text:style-name="P36">2<text:span text:style-name="T23">2</text:span></text:p>
          </table:table-cell>
          <table:table-cell table:style-name="Table1.C2" office:value-type="string">
            <text:p text:style-name="P51">1.25</text:p>
          </table:table-cell>
        </table:table-row>
        <table:table-row>
          <table:table-cell table:style-name="Table1.A2" office:value-type="string">
            <text:p text:style-name="P51">16</text:p>
          </table:table-cell>
          <table:table-cell table:style-name="Table1.A2" office:value-type="string">
            <text:p text:style-name="P51">24</text:p>
          </table:table-cell>
          <table:table-cell table:style-name="Table1.C2" office:value-type="string">
            <text:p text:style-name="P36">0.<text:span text:style-name="T23">57</text:span></text:p>
          </table:table-cell>
        </table:table-row>
      </table:table>
      <text:p text:style-name="P8"/>
      <text:p text:style-name="P8"/>
      <text:p text:style-name="P6"><text:span text:style-name="T13">Время работы </text:span><text:span text:style-name="T11">для </text:span><text:span text:style-name="T14">матрицы</text:span><text:span text:style-name="T11"> </text:span><text:span text:style-name="T14">1026</text:span><text:span text:style-name="T11">x</text:span><text:span text:style-name="T14">10</text:span><text:span text:style-name="T11">2</text:span><text:span text:style-name="T14">6</text:span><text:span text:style-name="T11">, 1</text:span><text:span text:style-name="T14">00</text:span><text:span text:style-name="T11">00 итераций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29">Количество процессов</text:p>
            </table:table-cell>
            <table:table-cell table:style-name="Table2.A1" office:value-type="string">
              <text:p text:style-name="P29">Время работы, c</text:p>
            </table:table-cell>
            <table:table-cell table:style-name="Table2.C1" office:value-type="string">
              <text:p text:style-name="P32">Коэффициент распараллеливания</text:p>
            </table:table-cell>
          </table:table-row>
        </table:table-header-rows>
        <table:table-row>
          <table:table-cell table:style-name="Table2.A2" office:value-type="string">
            <text:p text:style-name="P51">4</text:p>
          </table:table-cell>
          <table:table-cell table:style-name="Table2.A2" office:value-type="string">
            <text:p text:style-name="P51">44</text:p>
          </table:table-cell>
          <table:table-cell table:style-name="Table2.C2" office:value-type="string">
            <text:p text:style-name="P38">1.0</text:p>
          </table:table-cell>
        </table:table-row>
        <table:table-row>
          <table:table-cell table:style-name="Table2.A2" office:value-type="string">
            <text:p text:style-name="P51">8</text:p>
          </table:table-cell>
          <table:table-cell table:style-name="Table2.A2" office:value-type="string">
            <text:p text:style-name="P51">21</text:p>
          </table:table-cell>
          <table:table-cell table:style-name="Table2.C2" office:value-type="string">
            <text:p text:style-name="P51">1.04</text:p>
          </table:table-cell>
        </table:table-row>
        <table:table-row>
          <table:table-cell table:style-name="Table2.A2" office:value-type="string">
            <text:p text:style-name="P51">16</text:p>
          </table:table-cell>
          <table:table-cell table:style-name="Table2.A2" office:value-type="string">
            <text:p text:style-name="P51">23</text:p>
          </table:table-cell>
          <table:table-cell table:style-name="Table2.C2" office:value-type="string">
            <text:p text:style-name="P38">0.<text:span text:style-name="T23">48</text:span></text:p>
          </table:table-cell>
        </table:table-row>
      </table:table>
      <text:p text:style-name="P6"/>
      <text:p text:style-name="P6"/>
      <text:p text:style-name="P46"><text:span text:style-name="T13">Время работы </text:span><text:span text:style-name="T11">для </text:span><text:span text:style-name="T14">матрицы</text:span><text:span text:style-name="T11"> </text:span><text:span text:style-name="T12">5</text:span><text:span text:style-name="T15">14</text:span><text:span text:style-name="T11">x</text:span><text:span text:style-name="T15">1026</text:span><text:span text:style-name="T11">, 1</text:span><text:span text:style-name="T15">0</text:span><text:span text:style-name="T11">00 итераций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0">Количество процессов</text:p>
            </table:table-cell>
            <table:table-cell table:style-name="Table3.A1" office:value-type="string">
              <text:p text:style-name="P30">Время работы, c</text:p>
            </table:table-cell>
            <table:table-cell table:style-name="Table3.C1" office:value-type="string">
              <text:p text:style-name="P33">Коэффициент распараллеливания</text:p>
            </table:table-cell>
          </table:table-row>
        </table:table-header-rows>
        <table:table-row>
          <table:table-cell table:style-name="Table3.A2" office:value-type="string">
            <text:p text:style-name="P34">1</text:p>
          </table:table-cell>
          <table:table-cell table:style-name="Table3.A2" office:value-type="string">
            <text:p text:style-name="P52">5</text:p>
          </table:table-cell>
          <table:table-cell table:style-name="Table3.C2" office:value-type="string">
            <text:p text:style-name="P37">1.0</text:p>
          </table:table-cell>
        </table:table-row>
        <table:table-row>
          <table:table-cell table:style-name="Table3.A2" office:value-type="string">
            <text:p text:style-name="P52">4</text:p>
          </table:table-cell>
          <table:table-cell table:style-name="Table3.A2" office:value-type="string">
            <text:p text:style-name="P52">2.5</text:p>
          </table:table-cell>
          <table:table-cell table:style-name="Table3.C2" office:value-type="string">
            <text:p text:style-name="P39">0.<text:span text:style-name="T24">5</text:span></text:p>
          </table:table-cell>
        </table:table-row>
        <table:table-row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2">1.23</text:p>
          </table:table-cell>
          <table:table-cell table:style-name="Table3.C2" office:value-type="string">
            <text:p text:style-name="P39">0.<text:span text:style-name="T24">5</text:span></text:p>
          </table:table-cell>
        </table:table-row>
        <table:table-row>
          <table:table-cell table:style-name="Table3.A2" office:value-type="string">
            <text:p text:style-name="P52">16</text:p>
          </table:table-cell>
          <table:table-cell table:style-name="Table3.A2" office:value-type="string">
            <text:p text:style-name="P52">3</text:p>
          </table:table-cell>
          <table:table-cell table:style-name="Table3.C2" office:value-type="string">
            <text:p text:style-name="P39">0.<text:span text:style-name="T24">1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0:02:31.735106248</meta:creation-date>
    <meta:generator>LibreOffice/5.1.6.2$Linux_X86_64 LibreOffice_project/10m0$Build-2</meta:generator>
    <dc:date>2019-05-14T14:53:25.204204084</dc:date>
    <meta:editing-duration>PT1H8M43S</meta:editing-duration>
    <meta:editing-cycles>13</meta:editing-cycles>
    <meta:document-statistic meta:table-count="3" meta:image-count="0" meta:object-count="0" meta:page-count="3" meta:paragraph-count="68" meta:word-count="261" meta:character-count="2165" meta:non-whitespace-character-count="1723"/>
  </office:meta>
</office:document-meta>
</file>